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63cm"/>
    </style:style>
    <style:style style:name="co3" style:family="table-column">
      <style:table-column-properties fo:break-before="auto" style:column-width="3.041cm"/>
    </style:style>
    <style:style style:name="co4" style:family="table-column">
      <style:table-column-properties fo:break-before="auto" style:column-width="4.941cm"/>
    </style:style>
    <style:style style:name="co5" style:family="table-column">
      <style:table-column-properties fo:break-before="auto" style:column-width="4.112cm"/>
    </style:style>
    <style:style style:name="co6" style:family="table-column">
      <style:table-column-properties fo:break-before="auto" style:column-width="7.216cm"/>
    </style:style>
    <style:style style:name="co7" style:family="table-column">
      <style:table-column-properties fo:break-before="auto" style:column-width="2.695cm"/>
    </style:style>
    <style:style style:name="co8" style:family="table-column">
      <style:table-column-properties fo:break-before="auto" style:column-width="2.267cm"/>
    </style:style>
    <style:style style:name="ro1" style:family="table-row">
      <style:table-row-properties style:row-height="0.894cm" fo:break-before="auto" style:use-optimal-row-height="true"/>
    </style:style>
    <style:style style:name="ro2" style:family="table-row">
      <style:table-row-properties style:row-height="3.844cm" fo:break-before="auto" style:use-optimal-row-height="true"/>
    </style:style>
    <style:style style:name="ro3" style:family="table-row">
      <style:table-row-properties style:row-height="2.579cm" fo:break-before="auto" style:use-optimal-row-height="true"/>
    </style:style>
    <style:style style:name="ro4" style:family="table-row">
      <style:table-row-properties style:row-height="3.422cm" fo:break-before="auto" style:use-optimal-row-height="true"/>
    </style:style>
    <style:style style:name="ro5" style:family="table-row">
      <style:table-row-properties style:row-height="3.844cm" fo:break-before="auto" style:use-optimal-row-height="true"/>
    </style:style>
    <style:style style:name="ro6" style:family="table-row">
      <style:table-row-properties style:row-height="0.453cm" fo:break-before="auto" style:use-optimal-row-height="true"/>
    </style:style>
    <style:style style:name="ro7" style:family="table-row">
      <style:table-row-properties style:row-height="9.638cm" fo:break-before="auto" style:use-optimal-row-height="false"/>
    </style:style>
    <style:style style:name="ro8" style:family="table-row">
      <style:table-row-properties style:row-height="10.409cm" fo:break-before="auto" style:use-optimal-row-height="false"/>
    </style:style>
    <style:style style:name="ro9" style:family="table-row">
      <style:table-row-properties style:row-height="8.1cm" fo:break-before="auto" style:use-optimal-row-height="false"/>
    </style:style>
    <style:style style:name="ro10" style:family="table-row">
      <style:table-row-properties style:row-height="5.297cm" fo:break-before="auto" style:use-optimal-row-height="false"/>
    </style:style>
    <style:style style:name="ro11" style:family="table-row">
      <style:table-row-properties style:row-height="6.369cm" fo:break-before="auto" style:use-optimal-row-height="true"/>
    </style:style>
    <style:style style:name="ro12" style:family="table-row">
      <style:table-row-properties style:row-height="3cm" fo:break-before="auto" style:use-optimal-row-height="true"/>
    </style:style>
    <style:style style:name="ro13" style:family="table-row">
      <style:table-row-properties style:row-height="3.828cm" fo:break-before="auto" style:use-optimal-row-height="true"/>
    </style:style>
    <style:style style:name="ro14" style:family="table-row">
      <style:table-row-properties style:row-height="5.098cm" fo:break-before="auto" style:use-optimal-row-height="true"/>
    </style:style>
    <style:style style:name="ro15" style:family="table-row">
      <style:table-row-properties style:row-height="4.11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fo:wrap-option="wrap" fo:border="0.026cm solid #ffffff"/>
      <style:paragraph-properties fo:text-align="start" fo:margin-left="0cm"/>
      <style:text-properties fo:color="#ffffff" fo:font-weight="bold" style:font-weight-asian="bold" style:font-weight-complex="600" fo:hyphenate="true"/>
    </style:style>
    <style:style style:name="ce2" style:family="table-cell" style:parent-style-name="Default">
      <style:table-cell-properties fo:wrap-option="wrap"/>
    </style:style>
    <style:style style:name="ce3" style:family="table-cell" style:parent-style-name="Default">
      <style:table-cell-properties fo:background-color="#000000" fo:wrap-option="wrap" fo:border="0.026cm solid #ffffff"/>
      <style:text-properties fo:color="#ffffff" fo:font-weight="bold" style:font-weight-asian="bold" style:font-weight-complex="600" fo:hyphenate="true"/>
    </style:style>
    <style:style style:name="ce4" style:family="table-cell" style:parent-style-name="Default">
      <style:table-cell-properties fo:background-color="#000000" style:text-align-source="fix" style:repeat-content="false" fo:wrap-option="wrap" fo:border="0.026cm solid #ffffff" style:vertical-align="top"/>
      <style:paragraph-properties fo:text-align="start"/>
      <style:text-properties fo:color="#ffffff" fo:font-weight="bold" style:font-weight-asian="bold" style:font-weight-complex="600" fo:hyphenate="true"/>
    </style:style>
    <style:style style:name="ce5" style:family="table-cell" style:parent-style-name="Default">
      <style:table-cell-properties style:text-align-source="value-type" style:repeat-content="false" fo:wrap-option="wrap" style:direction="ltr" style:rotation-angle="0" style:rotation-align="none" style:shrink-to-fit="false" css3t:text-justify="auto" style:vertical-align="bottom"/>
      <style:paragraph-properties fo:margin-left="0cm" style:writing-mode="page"/>
    </style:style>
  </office:automatic-styles>
  <office:body>
    <office:spreadsheet>
      <table:calculation-settings table:automatic-find-labels="false"/>
      <table:table table:name="Part 2, 4.2.4  Type 10 Packet Format"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1" table:number-columns-repeated="2" table:default-cell-style-name="ce2"/>
        <table:table-column table:style-name="co7" table:default-cell-style-name="ce2"/>
        <table:table-row table:style-name="ro1">
          <table:table-cell table:style-name="ce1" office:value-type="string">
            <text:p>Test ID</text:p>
          </table:table-cell>
          <table:table-cell table:style-name="ce1" office:value-type="string">
            <text:p>Specification Revision</text:p>
          </table:table-cell>
          <table:table-cell table:style-name="ce3" office:value-type="string">
            <text:p>Specification Section</text:p>
          </table:table-cell>
          <table:table-cell table:style-name="ce4" office:value-type="string">
            <text:p>Specification Feature</text:p>
          </table:table-cell>
          <table:table-cell table:style-name="ce3" office:value-type="string">
            <text:p>Test Checking Type</text:p>
          </table:table-cell>
          <table:table-cell table:style-name="ce4" office:value-type="string">
            <text:p>Test Implementation Details</text:p>
          </table:table-cell>
          <table:table-cell table:style-name="ce3" office:value-type="string">
            <text:p>Test Name</text:p>
          </table:table-cell>
          <table:table-cell table:style-name="ce3" office:value-type="string">
            <text:p>Test Status</text:p>
          </table:table-cell>
          <table:table-cell table:style-name="ce3" office:value-type="string">
            <text:p>Designer Comments</text:p>
          </table:table-cell>
        </table:table-row>
        <table:table-row table:style-name="ro2">
          <table:table-cell office:value-type="float" office:value="1">
            <text:p>1</text:p>
          </table:table-cell>
          <table:table-cell office:value-type="float" office:value="3.2">
            <text:p>3.2</text:p>
          </table:table-cell>
          <table:table-cell office:value-type="string">
            <text:p>4.2.4 Type 10 Packet Formats (Doorbell Class)</text:p>
          </table:table-cell>
          <table:table-cell office:value-type="string">
            <text:p>DUT Receiving and Responding</text:p>
          </table:table-cell>
          <table:table-cell office:value-type="string">
            <text:p>Directed test case</text:p>
          </table:table-cell>
          <table:table-cell table:style-name="ce5" office:value-type="string">
            <text:p>Send Doorbell transactions to the DUT with <text:s/>varying data in the info field and the TID field. Check DUT is receiving the doorbell packets and transmitting response packets with the correct TID and status. </text:p>
            <text:p>The response transaction type value should be '0' and should not have any payload.</text:p>
            <text:p>Response packet should have priority atleast one higher than the request packet</text:p>
          </table:table-cell>
          <table:table-cell table:number-columns-repeated="2"/>
          <table:table-cell table:style-name="Default"/>
        </table:table-row>
        <table:table-row table:style-name="ro3">
          <table:table-cell office:value-type="float" office:value="2">
            <text:p>2</text:p>
          </table:table-cell>
          <table:table-cell office:value-type="float" office:value="3.2">
            <text:p>3.2</text:p>
          </table:table-cell>
          <table:table-cell office:value-type="string">
            <text:p>4.2.4 Type 10 Packet Formats (Doorbell Class)</text:p>
          </table:table-cell>
          <table:table-cell office:value-type="string">
            <text:p>DUT Receiving and Responding</text:p>
          </table:table-cell>
          <table:table-cell office:value-type="string">
            <text:p>Directed test case</text:p>
          </table:table-cell>
          <table:table-cell table:style-name="ce5" office:value-type="string">
            <text:p>Send Doorbell transactions mixed with other packet types both with response and without response <text:s/>to the DUT. Check DUT is transmitting response packets with the correct TID and status. </text:p>
            <text:p/>
          </table:table-cell>
          <table:table-cell table:number-columns-repeated="2"/>
          <table:table-cell table:style-name="Default"/>
        </table:table-row>
        <table:table-row table:style-name="ro4">
          <table:table-cell office:value-type="float" office:value="3">
            <text:p>3</text:p>
          </table:table-cell>
          <table:table-cell office:value-type="float" office:value="3.2">
            <text:p>3.2</text:p>
          </table:table-cell>
          <table:table-cell office:value-type="string">
            <text:p>5.2.4 Type 10 Packet Formats (Doorbell Class)</text:p>
          </table:table-cell>
          <table:table-cell office:value-type="string">
            <text:p>DUT Receiving Error Packets</text:p>
          </table:table-cell>
          <table:table-cell office:value-type="string">
            <text:p>Directed test case</text:p>
          </table:table-cell>
          <table:table-cell table:style-name="ce5" office:value-type="string">
            <text:p>Send Doorbell transactions to the DUT with <text:s/>errors and check if DUT is behaving as per <text:s/>implementation.</text:p>
            <text:p>1. Doorbell Packets with data</text:p>
            <text:p>2. Packet with same TID as previous one (Response is not received for previous packet).</text:p>
            <text:p>3. Packet with priority =3</text:p>
          </table:table-cell>
          <table:table-cell table:number-columns-repeated="2"/>
          <table:table-cell table:style-name="Default"/>
        </table:table-row>
        <table:table-row table:style-name="ro3">
          <table:table-cell office:value-type="float" office:value="4">
            <text:p>4</text:p>
          </table:table-cell>
          <table:table-cell office:value-type="float" office:value="3.2">
            <text:p>3.2</text:p>
          </table:table-cell>
          <table:table-cell office:value-type="string">
            <text:p>6.2.4 Type 10 Packet Formats (Doorbell Class)</text:p>
          </table:table-cell>
          <table:table-cell office:value-type="string">
            <text:p>DUT transmitting Doorbell Packets</text:p>
          </table:table-cell>
          <table:table-cell office:value-type="string">
            <text:p>Directed test case</text:p>
          </table:table-cell>
          <table:table-cell table:style-name="ce5" office:value-type="string">
            <text:p>Initiate Doorbell transactions from the DUT. Check for the packet format. Check that TID rules are followed.</text:p>
            <text:p>Response packets with status of Done, Error or Retry can be send. DUT should behave accordingly.</text:p>
          </table:table-cell>
          <table:table-cell table:number-columns-repeated="2"/>
          <table:table-cell table:style-name="Default"/>
        </table:table-row>
        <table:table-row table:style-name="ro4">
          <table:table-cell office:value-type="float" office:value="5">
            <text:p>5</text:p>
          </table:table-cell>
          <table:table-cell office:value-type="float" office:value="3.2">
            <text:p>3.2</text:p>
          </table:table-cell>
          <table:table-cell office:value-type="string">
            <text:p>6.2.4 Type 10 Packet Formats (Doorbell Class)</text:p>
          </table:table-cell>
          <table:table-cell office:value-type="string">
            <text:p>DUT transmitting Doorbell Packets</text:p>
          </table:table-cell>
          <table:table-cell office:value-type="string">
            <text:p>Directed test case</text:p>
          </table:table-cell>
          <table:table-cell table:style-name="ce5" office:value-type="string">
            <text:p>Initiate Doorbell transactions from the DUT mixed with other type of packets. Check for the packet format. Check that TID rules are followed.</text:p>
            <text:p>Response packets with status of Done, Error or Retry can be send. DUT should process the responses correctly for each packet.</text:p>
          </table:table-cell>
          <table:table-cell table:number-columns-repeated="2"/>
          <table:table-cell table:style-name="Default"/>
        </table:table-row>
        <table:table-row table:style-name="ro5">
          <table:table-cell office:value-type="float" office:value="6">
            <text:p>6</text:p>
          </table:table-cell>
          <table:table-cell office:value-type="float" office:value="3.2">
            <text:p>3.2</text:p>
          </table:table-cell>
          <table:table-cell office:value-type="string">
            <text:p>6.2.4 Type 10 Packet Formats (Doorbell Class)</text:p>
          </table:table-cell>
          <table:table-cell office:value-type="string">
            <text:p>DUT transmitting Doorbell Packets and receiving response packets with error</text:p>
          </table:table-cell>
          <table:table-cell office:value-type="string">
            <text:p>Directed test case</text:p>
          </table:table-cell>
          <table:table-cell table:style-name="ce5" office:value-type="string">
            <text:p>Initiate Doorbell transactions from the DUT. Check for the packet format. Check that TID rules are followed.Response packets with errors are send to the DUT. Check for DUT response as per implementation.</text:p>
            <text:p>1. Reponse with payload</text:p>
            <text:p>2. Reponse with TID errors </text:p>
            <text:p>3. Response with reserved status</text:p>
            <text:p>4. No response</text:p>
          </table:table-cell>
          <table:table-cell table:number-columns-repeated="2"/>
          <table:table-cell table:style-name="Default"/>
        </table:table-row>
        <table:table-row table:style-name="ro6" table:number-rows-repeated="2">
          <table:table-cell table:number-columns-repeated="5"/>
          <table:table-cell table:style-name="ce5"/>
          <table:table-cell table:number-columns-repeated="2"/>
          <table:table-cell table:style-name="Default"/>
        </table:table-row>
        <table:table-row table:style-name="ro7">
          <table:table-cell table:number-columns-repeated="5"/>
          <table:table-cell table:style-name="ce5"/>
          <table:table-cell table:number-columns-repeated="2"/>
          <table:table-cell table:style-name="Default"/>
        </table:table-row>
        <table:table-row table:style-name="ro6">
          <table:table-cell table:number-columns-repeated="5"/>
          <table:table-cell table:style-name="ce5"/>
          <table:table-cell table:number-columns-repeated="2"/>
          <table:table-cell table:style-name="Default"/>
        </table:table-row>
        <table:table-row table:style-name="ro8">
          <table:table-cell table:number-columns-repeated="5"/>
          <table:table-cell table:style-name="ce5"/>
          <table:table-cell table:number-columns-repeated="2"/>
          <table:table-cell table:style-name="Default"/>
        </table:table-row>
        <table:table-row table:style-name="ro9" table:number-rows-repeated="2">
          <table:table-cell table:number-columns-repeated="5"/>
          <table:table-cell table:style-name="ce5"/>
          <table:table-cell table:number-columns-repeated="2"/>
          <table:table-cell table:style-name="Default"/>
        </table:table-row>
        <table:table-row table:style-name="ro10" table:number-rows-repeated="7">
          <table:table-cell table:number-columns-repeated="5"/>
          <table:table-cell table:style-name="ce5"/>
          <table:table-cell table:number-columns-repeated="2"/>
          <table:table-cell table:style-name="Default"/>
        </table:table-row>
        <table:table-row table:style-name="ro10" table:number-rows-repeated="2">
          <table:table-cell table:number-columns-repeated="5"/>
          <table:table-cell table:style-name="ce5"/>
          <table:table-cell table:number-columns-repeated="3"/>
        </table:table-row>
        <table:table-row table:style-name="ro10" table:number-rows-repeated="1048552">
          <table:table-cell table:number-columns-repeated="9"/>
        </table:table-row>
        <table:table-row table:style-name="ro10">
          <table:table-cell table:number-columns-repeated="9"/>
        </table:table-row>
      </table:table>
      <table:table table:name="Part 2, 4.2.5  Type 11 Packet Format"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1" table:number-columns-repeated="2" table:default-cell-style-name="ce2"/>
        <table:table-column table:style-name="co7" table:default-cell-style-name="ce2"/>
        <table:table-row table:style-name="ro1">
          <table:table-cell table:style-name="ce1" office:value-type="string">
            <text:p>Test ID</text:p>
          </table:table-cell>
          <table:table-cell table:style-name="ce1" office:value-type="string">
            <text:p>Specification Revision</text:p>
          </table:table-cell>
          <table:table-cell table:style-name="ce3" office:value-type="string">
            <text:p>Specification Section</text:p>
          </table:table-cell>
          <table:table-cell table:style-name="ce4" office:value-type="string">
            <text:p>Specification Feature</text:p>
          </table:table-cell>
          <table:table-cell table:style-name="ce3" office:value-type="string">
            <text:p>Test Checking Type</text:p>
          </table:table-cell>
          <table:table-cell table:style-name="ce4" office:value-type="string">
            <text:p>Test Implementation Details</text:p>
          </table:table-cell>
          <table:table-cell table:style-name="ce3" office:value-type="string">
            <text:p>Test Name</text:p>
          </table:table-cell>
          <table:table-cell table:style-name="ce3" office:value-type="string">
            <text:p>Test Status</text:p>
          </table:table-cell>
          <table:table-cell table:style-name="ce3" office:value-type="string">
            <text:p>Designer Comments</text:p>
          </table:table-cell>
        </table:table-row>
        <table:table-row table:style-name="ro11">
          <table:table-cell office:value-type="float" office:value="1">
            <text:p>1</text:p>
          </table:table-cell>
          <table:table-cell office:value-type="float" office:value="3.2">
            <text:p>3.2</text:p>
          </table:table-cell>
          <table:table-cell office:value-type="string">
            <text:p>4.2.5 Type 11 Packet Formats (Message Class)</text:p>
          </table:table-cell>
          <table:table-cell office:value-type="string">
            <text:p>DUT Receiving and Responding</text:p>
          </table:table-cell>
          <table:table-cell office:value-type="string">
            <text:p>Directed test case</text:p>
          </table:table-cell>
          <table:table-cell table:style-name="ce5" office:value-type="string">
            <text:p>Send Message transactions to the DUT with all the following combinations. Check DUT is receiving the message packets and transmitting response packets with the correct transaction type, <text:s/>target info and status </text:p>
            <text:p>1. Message Length – Value from 0 to F</text:p>
            <text:p>2. Message Packet size(ssize) – Value from 8 Bytes to 256 bytes, with size of the last segment varying from 8bytes to size indicated by ssize.</text:p>
            <text:p>3. Varying values of {letter,mbox,msgseg}</text:p>
            <text:p>4. Same value of {letter,mbox,msgseg} between different srcid and destination id.</text:p>
            <text:p>5. Out of order message segments</text:p>
          </table:table-cell>
          <table:table-cell table:number-columns-repeated="2"/>
          <table:table-cell table:style-name="Default"/>
        </table:table-row>
        <table:table-row table:style-name="ro12">
          <table:table-cell office:value-type="float" office:value="2">
            <text:p>2</text:p>
          </table:table-cell>
          <table:table-cell office:value-type="float" office:value="3.2">
            <text:p>3.2</text:p>
          </table:table-cell>
          <table:table-cell office:value-type="string">
            <text:p>5.2.5 Type 11 Packet Formats (Message Class)</text:p>
          </table:table-cell>
          <table:table-cell office:value-type="string">
            <text:p>DUT Receiving and Responding</text:p>
          </table:table-cell>
          <table:table-cell office:value-type="string">
            <text:p>Directed test case</text:p>
          </table:table-cell>
          <table:table-cell table:style-name="ce5" office:value-type="string">
            <text:p>Send Message transactions to the DUT mixed with other packet types as well as with other message transactions of varying length/size/target_info.</text:p>
            <text:p>Check DUT is transmitting response packets with the correct transaction type, <text:s/>target info and status</text:p>
          </table:table-cell>
          <table:table-cell table:number-columns-repeated="2"/>
          <table:table-cell table:style-name="Default"/>
        </table:table-row>
        <table:table-row table:style-name="ro11">
          <table:table-cell office:value-type="float" office:value="3">
            <text:p>3</text:p>
          </table:table-cell>
          <table:table-cell office:value-type="float" office:value="3.2">
            <text:p>3.2</text:p>
          </table:table-cell>
          <table:table-cell office:value-type="string">
            <text:p>6.2.5 Type 11 Packet Formats (Message Class)</text:p>
          </table:table-cell>
          <table:table-cell office:value-type="string">
            <text:p>DUT Receiving Error Packets</text:p>
          </table:table-cell>
          <table:table-cell office:value-type="string">
            <text:p>Directed test case</text:p>
          </table:table-cell>
          <table:table-cell table:style-name="ce5" office:value-type="string">
            <text:p>Send Message transactions to the DUT with following errors and check that DUT is behaving as per implementation for the errors.</text:p>
            <text:p>1. Missing segment</text:p>
            <text:p>2. Repeat combination of {letter,mbox,msgseg} between srcid and destinationid before receiving reponse</text:p>
            <text:p>3. Payload in the random/last segment with more payload than indicated by ssize field.</text:p>
            <text:p>4. Payload in the random segment with less payload than indicated by ssize field/no payload/payload which is not multiple of 8 </text:p>
            <text:p>5. Value in msgseg field greater than msglen field</text:p>
          </table:table-cell>
          <table:table-cell table:number-columns-repeated="2"/>
          <table:table-cell table:style-name="Default"/>
        </table:table-row>
        <table:table-row table:style-name="ro13">
          <table:table-cell office:value-type="float" office:value="4">
            <text:p>4</text:p>
          </table:table-cell>
          <table:table-cell office:value-type="float" office:value="3.2">
            <text:p>3.2</text:p>
          </table:table-cell>
          <table:table-cell office:value-type="string">
            <text:p>4.2.5 Type 11 Packet Formats (Message Class)</text:p>
          </table:table-cell>
          <table:table-cell office:value-type="string">
            <text:p>DUT transmitting Message Packets</text:p>
          </table:table-cell>
          <table:table-cell office:value-type="string">
            <text:p>Directed test case</text:p>
          </table:table-cell>
          <table:table-cell table:style-name="ce5" office:value-type="string">
            <text:p>Initiate Message transactions from the DUT. Check for the packet format. Check that target_info rules are followed.</text:p>
            <text:p>Response packets with status of Done, Error or Retry can be send. DUT should behave accordingly.</text:p>
            <text:p>When a retry response is received, the packet should be transmitted again by the DUT.</text:p>
          </table:table-cell>
          <table:table-cell table:number-columns-repeated="2"/>
          <table:table-cell table:style-name="Default"/>
        </table:table-row>
        <table:table-row table:style-name="ro14">
          <table:table-cell office:value-type="float" office:value="5">
            <text:p>5</text:p>
          </table:table-cell>
          <table:table-cell office:value-type="float" office:value="3.2">
            <text:p>3.2</text:p>
          </table:table-cell>
          <table:table-cell office:value-type="string">
            <text:p>4.2.5 Type 11 Packet Formats (Message Class)</text:p>
          </table:table-cell>
          <table:table-cell office:value-type="string">
            <text:p>DUT transmitting Message Packets</text:p>
          </table:table-cell>
          <table:table-cell office:value-type="string">
            <text:p>Directed test case</text:p>
          </table:table-cell>
          <table:table-cell table:style-name="ce5" office:value-type="string">
            <text:p>Initiate Message transactions from the DUT mixed with other type of packets. Check for the packet format. Check that target_info rules are followed.</text:p>
            <text:p>Response packets with status of Done, Error or Retry can be send. DUT should behave accordingly.</text:p>
            <text:p>When a retry response is received for the message packet , it should be transmitted again by the DUT.</text:p>
            <text:p>Dut should handle response for each packet type correctly.</text:p>
          </table:table-cell>
          <table:table-cell table:number-columns-repeated="2"/>
          <table:table-cell table:style-name="Default"/>
        </table:table-row>
        <table:table-row table:style-name="ro15">
          <table:table-cell office:value-type="float" office:value="6">
            <text:p>6</text:p>
          </table:table-cell>
          <table:table-cell office:value-type="float" office:value="3.2">
            <text:p>3.2</text:p>
          </table:table-cell>
          <table:table-cell office:value-type="string">
            <text:p>4.2.5 Type 11 Packet Formats (Message Class)</text:p>
          </table:table-cell>
          <table:table-cell office:value-type="string">
            <text:p>DUT transmitting Message Packets and receiving response packets with error</text:p>
          </table:table-cell>
          <table:table-cell office:value-type="string">
            <text:p>Directed test case</text:p>
          </table:table-cell>
          <table:table-cell table:style-name="ce5" office:value-type="string">
            <text:p>Initiate Message transactions from the DUT. Check for the packet format. Check that TID rules are followed.Response packets with errors are send to the DUT. Check for DUT response as per implementation.</text:p>
            <text:p>1. Reponse with payload</text:p>
            <text:p>2. Reponse with TID errors </text:p>
            <text:p>3. Response with reserved status</text:p>
            <text:p>4. No response</text:p>
          </table:table-cell>
          <table:table-cell table:number-columns-repeated="2"/>
          <table:table-cell table:style-name="Default"/>
        </table:table-row>
        <table:table-row table:style-name="ro7">
          <table:table-cell table:number-columns-repeated="5"/>
          <table:table-cell table:style-name="ce5"/>
          <table:table-cell table:number-columns-repeated="2"/>
          <table:table-cell table:style-name="Default"/>
        </table:table-row>
        <table:table-row table:style-name="ro6">
          <table:table-cell table:number-columns-repeated="5"/>
          <table:table-cell table:style-name="ce5"/>
          <table:table-cell table:number-columns-repeated="2"/>
          <table:table-cell table:style-name="Default"/>
        </table:table-row>
        <table:table-row table:style-name="ro8">
          <table:table-cell table:number-columns-repeated="5"/>
          <table:table-cell table:style-name="ce5"/>
          <table:table-cell table:number-columns-repeated="2"/>
          <table:table-cell table:style-name="Default"/>
        </table:table-row>
        <table:table-row table:style-name="ro9" table:number-rows-repeated="2">
          <table:table-cell table:number-columns-repeated="5"/>
          <table:table-cell table:style-name="ce5"/>
          <table:table-cell table:number-columns-repeated="2"/>
          <table:table-cell table:style-name="Default"/>
        </table:table-row>
        <table:table-row table:style-name="ro10" table:number-rows-repeated="7">
          <table:table-cell table:number-columns-repeated="5"/>
          <table:table-cell table:style-name="ce5"/>
          <table:table-cell table:number-columns-repeated="2"/>
          <table:table-cell table:style-name="Default"/>
        </table:table-row>
        <table:table-row table:style-name="ro10" table:number-rows-repeated="2">
          <table:table-cell table:number-columns-repeated="5"/>
          <table:table-cell table:style-name="ce5"/>
          <table:table-cell table:number-columns-repeated="3"/>
        </table:table-row>
        <table:table-row table:style-name="ro10" table:number-rows-repeated="1048554">
          <table:table-cell table:number-columns-repeated="9"/>
        </table:table-row>
        <table:table-row table:style-name="ro10">
          <table:table-cell table:number-columns-repeated="9"/>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en" number:country="IN">₹</number:currency-symbol>
      <number:number number:decimal-places="2" number:min-integer-digits="1" number:grouping="true"/>
    </number:currency-style>
    <number:currency-style style:name="N107">
      <style:text-properties fo:color="#ff0000"/>
      <number:text>-</number:text>
      <number:currency-symbol number:language="en" number:country="IN">₹</number:currency-symbol>
      <number:number number:decimal-places="2" number:min-integer-digits="1" number:grouping="true"/>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1" number:min-exponent-digits="1"/>
    </number:number-style>
    <number:date-style style:name="N8106" number:language="en" number:country="CA">
      <number:day number:style="long"/>
      <number:text>-</number:text>
      <number:month number:style="long"/>
      <number:text>-</number:text>
      <number:year number:style="long"/>
    </number:date-style>
    <number:date-style style:name="N8107" number:language="en" number:country="CA">
      <number:day number:style="long"/>
      <number:text>-</number:text>
      <number:month number:textual="true"/>
      <number:text>-</number:text>
      <number:year/>
    </number:date-style>
    <number:date-style style:name="N8108" number:language="en" number:country="CA">
      <number:day number:style="long"/>
      <number:text>-</number:text>
      <number:month number:textual="true"/>
    </number:date-style>
    <number:date-style style:name="N8109" number:language="en" number:country="CA">
      <number:month number:textual="true"/>
      <number:text>-</number:text>
      <number:year/>
    </number:date-style>
    <number:time-style style:name="N8110" number:language="en" number:country="CA">
      <number:hours/>
      <number:text>:</number:text>
      <number:minutes number:style="long"/>
      <number:text> </number:text>
      <number:am-pm/>
    </number:time-style>
    <number:time-style style:name="N8111" number:language="en" number:country="CA">
      <number:hours/>
      <number:text>:</number:text>
      <number:minutes number:style="long"/>
      <number:text>:</number:text>
      <number:seconds number:style="long"/>
      <number:text> </number:text>
      <number:am-pm/>
    </number:time-style>
    <number:time-style style:name="N8112" number:language="en" number:country="CA">
      <number:hours/>
      <number:text>:</number:text>
      <number:minutes number:style="long"/>
    </number:time-style>
    <number:time-style style:name="N8113" number:language="en" number:country="CA">
      <number:hours/>
      <number:text>:</number:text>
      <number:minutes number:style="long"/>
      <number:text>:</number:text>
      <number:seconds number:style="long"/>
    </number:time-style>
    <number:date-style style:name="N8114" number:language="en" number:country="CA">
      <number:day number:style="long"/>
      <number:text>-</number:text>
      <number:month number:style="long"/>
      <number:text>-</number:text>
      <number:year number:style="long"/>
      <number:text> </number:text>
      <number:hours/>
      <number:text>:</number:text>
      <number:minutes number:style="long"/>
    </number:date-style>
    <number:number-style style:name="N8115P0" style:volatile="true" number:language="en" number:country="CA">
      <number:number number:decimal-places="0" number:min-integer-digits="1" number:grouping="true"/>
    </number:number-style>
    <number:number-style style:name="N8115" number:language="en" number:country="CA">
      <number:text>-</number:text>
      <number:number number:decimal-places="0" number:min-integer-digits="1" number:grouping="true"/>
      <style:map style:condition="value()&gt;=0" style:apply-style-name="N8115P0"/>
    </number:number-style>
    <number:number-style style:name="N8116P0" style:volatile="true" number:language="en" number:country="CA">
      <number:number number:decimal-places="0" number:min-integer-digits="1" number:grouping="true"/>
    </number:number-style>
    <number:number-style style:name="N8116" number:language="en" number:country="CA">
      <style:text-properties fo:color="#ff0000"/>
      <number:text>-</number:text>
      <number:number number:decimal-places="0" number:min-integer-digits="1" number:grouping="true"/>
      <style:map style:condition="value()&gt;=0" style:apply-style-name="N8116P0"/>
    </number:number-style>
    <number:number-style style:name="N8117P0" style:volatile="true" number:language="en" number:country="CA">
      <number:number number:decimal-places="2" number:min-integer-digits="1" number:grouping="true"/>
    </number:number-style>
    <number:number-style style:name="N8117" number:language="en" number:country="CA">
      <number:text>-</number:text>
      <number:number number:decimal-places="2" number:min-integer-digits="1" number:grouping="true"/>
      <style:map style:condition="value()&gt;=0" style:apply-style-name="N8117P0"/>
    </number:number-style>
    <number:number-style style:name="N8118P0" style:volatile="true" number:language="en" number:country="CA">
      <number:number number:decimal-places="2" number:min-integer-digits="1" number:grouping="true"/>
    </number:number-style>
    <number:number-style style:name="N8118" number:language="en" number:country="CA">
      <style:text-properties fo:color="#ff0000"/>
      <number:text>-</number:text>
      <number:number number:decimal-places="2" number:min-integer-digits="1" number:grouping="true"/>
      <style:map style:condition="value()&gt;=0" style:apply-style-name="N8118P0"/>
    </number:number-style>
    <number:number-style style:name="N8121P0" style:volatile="true" number:language="en" number:country="CA">
      <number:number number:decimal-places="0" number:min-integer-digits="1" number:grouping="true"/>
      <number:text> </number:text>
    </number:number-style>
    <number:number-style style:name="N8121P1" style:volatile="true" number:language="en" number:country="CA">
      <number:number number:decimal-places="0" number:min-integer-digits="1" number:grouping="true"/>
      <number:text> </number:text>
    </number:number-style>
    <number:number-style style:name="N8121P2" style:volatile="true" number:language="en" number:country="CA">
      <number:text>- </number:text>
    </number:number-style>
    <number:text-style style:name="N8121" number:language="en" number:country="CA">
      <number:text-content/>
      <number:text> </number:text>
      <style:map style:condition="value()&gt;0" style:apply-style-name="N8121P0"/>
      <style:map style:condition="value()&lt;0" style:apply-style-name="N8121P1"/>
      <style:map style:condition="value()=0" style:apply-style-name="N8121P2"/>
    </number:text-style>
    <number:currency-style style:name="N8125P0" style:volatile="true" number:language="en" number:country="CA">
      <number:currency-symbol/>
      <number:number number:decimal-places="0" number:min-integer-digits="1" number:grouping="true"/>
      <number:text> </number:text>
    </number:currency-style>
    <number:currency-style style:name="N8125P1" style:volatile="true" number:language="en" number:country="CA">
      <number:text>-</number:text>
      <number:currency-symbol/>
      <number:number number:decimal-places="0" number:min-integer-digits="1" number:grouping="true"/>
      <number:text> </number:text>
    </number:currency-style>
    <number:currency-style style:name="N8125P2" style:volatile="true" number:language="en" number:country="CA">
      <number:currency-symbol/>
      <number:text>- </number:text>
    </number:currency-style>
    <number:text-style style:name="N8125" number:language="en" number:country="CA">
      <number:text-content/>
      <number:text> </number:text>
      <style:map style:condition="value()&gt;0" style:apply-style-name="N8125P0"/>
      <style:map style:condition="value()&lt;0" style:apply-style-name="N8125P1"/>
      <style:map style:condition="value()=0" style:apply-style-name="N8125P2"/>
    </number:text-style>
    <number:number-style style:name="N8128P0" style:volatile="true" number:language="en" number:country="CA">
      <number:number number:decimal-places="2" number:min-integer-digits="1" number:grouping="true"/>
      <number:text> </number:text>
    </number:number-style>
    <number:number-style style:name="N8128P1" style:volatile="true" number:language="en" number:country="CA">
      <number:number number:decimal-places="2" number:min-integer-digits="1" number:grouping="true"/>
      <number:text> </number:text>
    </number:number-style>
    <number:number-style style:name="N8128P2" style:volatile="true" number:language="en" number:country="CA">
      <number:text>-</number:text>
      <number:number number:decimal-places="0" number:min-integer-digits="0"/>
      <number:text> </number:text>
    </number:number-style>
    <number:text-style style:name="N8128" number:language="en" number:country="CA">
      <number:text-content/>
      <number:text> </number:text>
      <style:map style:condition="value()&gt;0" style:apply-style-name="N8128P0"/>
      <style:map style:condition="value()&lt;0" style:apply-style-name="N8128P1"/>
      <style:map style:condition="value()=0" style:apply-style-name="N8128P2"/>
    </number:text-style>
    <number:currency-style style:name="N8132P0" style:volatile="true" number:language="en" number:country="CA">
      <number:currency-symbol/>
      <number:number number:decimal-places="2" number:min-integer-digits="1" number:grouping="true"/>
      <number:text> </number:text>
    </number:currency-style>
    <number:currency-style style:name="N8132P1" style:volatile="true" number:language="en" number:country="CA">
      <number:text>-</number:text>
      <number:currency-symbol/>
      <number:number number:decimal-places="2" number:min-integer-digits="1" number:grouping="true"/>
      <number:text> </number:text>
    </number:currency-style>
    <number:currency-style style:name="N8132P2" style:volatile="true" number:language="en" number:country="CA">
      <number:currency-symbol/>
      <number:text>-</number:text>
      <number:number number:decimal-places="0" number:min-integer-digits="0"/>
      <number:text> </number:text>
    </number:currency-style>
    <number:text-style style:name="N8132" number:language="en" number:country="CA">
      <number:text-content/>
      <number:text> </number:text>
      <style:map style:condition="value()&gt;0" style:apply-style-name="N8132P0"/>
      <style:map style:condition="value()&lt;0" style:apply-style-name="N8132P1"/>
      <style:map style:condition="value()=0" style:apply-style-name="N8132P2"/>
    </number:text-style>
    <style:style style:name="Default" style:family="table-cell">
      <style:text-properties style:font-name-asian="Noto Sans CJK SC Regular"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04">04/10/2018</text:date>, <text:time>16:56:2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2T09:38:04.120855990</meta:creation-date>
    <dc:date>2018-10-04T16:56:25.50</dc:date>
    <meta:editing-duration>P1DT3H39M17S</meta:editing-duration>
    <meta:editing-cycles>61</meta:editing-cycles>
    <meta:generator>OpenOffice/4.1.2$Win32 OpenOffice.org_project/412m3$Build-9782</meta:generator>
    <meta:document-statistic meta:table-count="2" meta:cell-count="90" meta:object-count="0"/>
  </office:meta>
</office:document-meta>
</file>